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fo:font-weight="bold" style:font-weight-asian="bold" style:font-name-complex="Calibri1"/>
    </style:style>
    <style:style style:name="P3" style:family="paragraph" style:parent-style-name="Standard">
      <style:text-properties fo:language="en" fo:country="GB" style:font-name-complex="Calibri1"/>
    </style:style>
    <style:style style:name="P4" style:family="paragraph" style:parent-style-name="Standard">
      <style:paragraph-properties fo:margin-left="0cm" fo:margin-right="0cm" fo:text-indent="1.249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1"/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weight="bold" style:font-weight-asian="bold" style:font-name-complex="Calibri1"/>
    </style:style>
    <style:style style:name="T4" style:family="text">
      <style:text-properties fo:language="en" fo:country="GB" style:font-name-complex="Calibri1"/>
    </style:style>
    <style:style style:name="T5" style:family="text">
      <style:text-properties fo:language="en" fo:country="GB" officeooo:rsid="00004970" style:font-name-complex="Calibri1"/>
    </style:style>
    <style:style style:name="T6" style:family="text">
      <style:text-properties style:text-position="super 58%" fo:language="en" fo:country="GB" fo:font-weight="bold" style:font-weight-asian="bold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BUT 2 . </text:span><text:bookmark text:name="_GoBack"/><text:span text:style-name="T3">TOEIC preparation Week 4, 13</text:span><text:span text:style-name="T6">th</text:span><text:span text:style-name="T3"> February 2023 </text:span></text:p>
      <text:p text:style-name="P2"/>
      <text:p text:style-name="Standard"><text:span text:style-name="T3">Test on Socrative + Training Model test 3 Reading comprehension with CORRIGE with your notes : </text:span></text:p>
      <text:p text:style-name="Standard"><text:span text:style-name="T3">………………………………………………………………………………………………………………………………………………………</text:span></text:p>
      <text:p text:style-name="Standard"><text:span text:style-name="T3">…………………………………………………………………………………………………………………………………………………….</text:span></text:p>
      <text:p text:style-name="Standard"><text:span text:style-name="T3">………………………………………………………………………………………………………………………………………………………</text:span></text:p>
      <text:p text:style-name="Standard"><text:span text:style-name="T3">…………………………………………………………………………………………………………………………………………………….</text:span></text:p>
      <text:p text:style-name="Standard"><text:span text:style-name="T3">………………………………………………………………………………………………………………………………………………………</text:span></text:p>
      <text:p text:style-name="Standard"><text:span text:style-name="T3">…………………………………………………………………………………………………………………………………………………….</text:span></text:p>
      <text:p text:style-name="Standard"><text:span text:style-name="T3">………………………………………………………………………………………………………………………………………………………</text:span></text:p>
      <text:p text:style-name="Standard"><text:span text:style-name="T3">…………………………………………………………………………………………………………………………………………………….</text:span></text:p>
      <text:p text:style-name="Standard"><text:span text:style-name="T3">………………………………………………………………………………………………………………………………………………………</text:span></text:p>
      <text:p text:style-name="Standard"><text:span text:style-name="T3">…………………………………………………………………………………………………………………………………………………….</text:span></text:p>
      <text:p text:style-name="P2"/>
      <text:p text:style-name="Standard"><text:span text:style-name="T3">+ following tips </text:span></text:p>
      <text:list xml:id="list2183988757241218429" text:style-name="WWNum1">
        <text:list-item>
          <text:p text:style-name="P6"><text:span text:style-name="T4"><text:s text:c="2"/></text:span><text:span text:style-name="T3">Have you already visited the university library and borrowed some manuals ( new edition) ? </text:span></text:p>
        </text:list-item>
      </text:list>
      <text:p text:style-name="P3"/>
      <text:list xml:id="list160705513231029" text:continue-numbering="true" text:style-name="WWNum1">
        <text:list-item>
          <text:p text:style-name="P6"><text:span text:style-name="T4"><text:s text:c="2"/></text:span><text:span text:style-name="T3">Have you already visited this site</text:span><text:span text:style-name="T4"> ? <text:s/></text:span><text:a xlink:type="simple" xlink:href="https://www.reussir-toeic.com">https://www.reussir-toeic.com</text:a></text:p>
        </text:list-item>
      </text:list>
      <text:p text:style-name="Standard"><text:span text:style-name="T4">There is a lot of useful information. I have selected some of them below: <text:s text:c="2"/></text:span></text:p>
      <text:p text:style-name="P4"><text:span text:style-name="T4">▪ </text:span><text:span text:style-name="T3">see Focus on vocabulary. About 10 topics : </text:span><text:span text:style-name="T4">social life</text:span><text:span text:style-name="T5">(food, entertainment),</text:span><text:span text:style-name="T4"> economics, </text:span><text:span text:style-name="T5">jobs, finances, industries, informatics, law (contracts), weather forecast, commerces (distribution et commandes), business (RH, intern issues, customer services), travels</text:span></text:p>
      <text:p text:style-name="P4"><text:a xlink:type="simple" xlink:href="https://www.reussir-toeic.com/vocabulaire-toeic-35-expressions-idiomatiques-sur-la-vente-pour-votre-toeic/">https://www.reussir-toeic.com/vocabulaire-toeic-35-expressions-idiomatiques-sur-la-vente-pour-votre-toeic/</text:a></text:p>
      <text:p text:style-name="P4"/>
      <text:list xml:id="list160705528254774" text:continue-numbering="true" text:style-name="WWNum1">
        <text:list-item>
          <text:p text:style-name="P6"><text:span text:style-name="T2">Use the various mini-tests to improve your level</text:span></text:p>
        </text:list-item>
      </text:list>
      <text:p text:style-name="P1"/>
      <text:list xml:id="list160705529234503" text:continue-numbering="true" text:style-name="WWNum1">
        <text:list-item>
          <text:p text:style-name="P6"><text:span text:style-name="T1">Focus on </text:span><text:span text:style-name="T2">Weather forecasts,</text:span><text:span text:style-name="T1"> </text:span></text:p>
        </text:list-item>
      </text:list>
      <text:p text:style-name="Standard"><text:span text:style-name="T1">videos </text:span></text:p>
      <text:p text:style-name="Standard"><text:a xlink:type="simple" xlink:href="https://edition.cnn.com/videos/weather/2022/12/14/daily-weather-forecast-tornado-south-rain-hail-north-snow-blizzard.cnn"><text:span text:style-name="T1">https://edition.cnn.com/videos/weather/2022/12/14/daily-weather-forecast-tornado-south-rain-hail-north-snow-blizzard.cnn</text:span></text:a></text:p>
      <text:p text:style-name="P1"/>
      <text:p text:style-name="Standard"><text:soft-page-break/><text:span text:style-name="T1">https://edition.cnn.com/videos/weather/2022/12/09/daily-weather-forecast-snow-west-midwest-severe-storm-south-next-week.cn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ia</meta:initial-creator>
    <meta:editing-cycles>1</meta:editing-cycles>
    <meta:creation-date>2023-02-13T08:54:00</meta:creation-date>
    <dc:date>2023-02-13T16:07:05.233000000</dc:date>
    <meta:editing-duration>PT17S</meta:editing-duration>
    <meta:generator>LibreOffice/4.2.4.2$Windows_x86 LibreOffice_project/63150712c6d317d27ce2db16eb94c2f3d7b699f8</meta:generator>
    <meta:document-statistic meta:table-count="0" meta:image-count="0" meta:object-count="0" meta:page-count="2" meta:paragraph-count="23" meta:word-count="128" meta:character-count="1674" meta:non-whitespace-character-count="15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